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3pt" style:font-size-asian="13pt" style:font-size-complex="13pt"/>
    </style:style>
    <style:style style:name="T1" style:family="text">
      <style:text-properties officeooo:rsid="00074b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truct the LL(1) Parsing table for a CFG given through a file</text:p>
      <text:p text:style-name="P2">Lab <text:span text:style-name="T1">6</text:span></text:p>
      <text:p text:style-name="P2">Aiman Fatima</text:p>
      <text:p text:style-name="P2">20BCS008</text:p>
      <text:p text:style-name="Standard"/>
      <text:p text:style-name="Standard"/>
      <text:p text:style-name="P1">#include &lt;iostream&gt;</text:p>
      <text:p text:style-name="P1">#include &lt;map&gt;</text:p>
      <text:p text:style-name="P1">#include &lt;set&gt;</text:p>
      <text:p text:style-name="P1">#include &lt;vector&gt;</text:p>
      <text:p text:style-name="P1">#include &lt;string&gt;</text:p>
      <text:p text:style-name="P1">#include &lt;deque&gt;</text:p>
      <text:p text:style-name="P1">#include &lt;sstream&gt;</text:p>
      <text:p text:style-name="P1">#include &lt;regex&gt;</text:p>
      <text:p text:style-name="P1">#include &lt;iomanip&gt;</text:p>
      <text:p text:style-name="P1"/>
      <text:p text:style-name="P1">using namespace std;</text:p>
      <text:p text:style-name="P1">multimap&lt;string, deque&lt;string&gt;&gt; m;</text:p>
      <text:p text:style-name="P1">map&lt;string, bool&gt; Noterm;</text:p>
      <text:p text:style-name="P1">set&lt;string&gt; Term;</text:p>
      <text:p text:style-name="P1">map&lt;string, int&gt; PosTerm, PosNoTerm;</text:p>
      <text:p text:style-name="P1">map&lt;string, vector&lt;string&gt;&gt; First;</text:p>
      <text:p text:style-name="P1">map&lt;string, set&lt;string&gt;&gt; Follow;</text:p>
      <text:p text:style-name="P1">vector&lt;string&gt; string_test;</text:p>
      <text:p text:style-name="P1">void ReadGrammar()</text:p>
      <text:p text:style-name="P1">{</text:p>
      <text:p text:style-name="P1"><text:s text:c="4"/>string s, flecha;</text:p>
      <text:p text:style-name="P1"><text:s text:c="4"/>string k = "@", ini;</text:p>
      <text:p text:style-name="P1"><text:s text:c="4"/>while (getline(cin, s))</text:p>
      <text:p text:style-name="P1"><text:s text:c="4"/>{</text:p>
      <text:p text:style-name="P1"><text:s text:c="8"/>if (s == "string_test:")</text:p>
      <text:p text:style-name="P1"><text:s text:c="12"/>break;</text:p>
      <text:p text:style-name="P1"><text:s text:c="8"/>stringstream in(s);</text:p>
      <text:p text:style-name="P1"><text:s text:c="8"/>in &gt;&gt; ini &gt;&gt; flecha;</text:p>
      <text:p text:style-name="P1"><text:s text:c="8"/>if (k == "@")</text:p>
      <text:p text:style-name="P1"><text:s text:c="12"/>Noterm[ini] = 1;</text:p>
      <text:p text:style-name="P1"><text:s text:c="8"/>else</text:p>
      <text:p text:style-name="P1"><text:s text:c="12"/>Noterm[ini] = 0;</text:p>
      <text:p text:style-name="P1"><text:s text:c="8"/>deque&lt;string&gt; valores;</text:p>
      <text:p text:style-name="P1"><text:s text:c="8"/>while (in &gt;&gt; k)</text:p>
      <text:p text:style-name="P1"><text:s text:c="8"/>{</text:p>
      <text:p text:style-name="P1"><text:s text:c="12"/>if (k == "|")</text:p>
      <text:p text:style-name="P1"><text:s text:c="16"/>m.insert({ini, valores}), valores.clear();</text:p>
      <text:p text:style-name="P1"><text:s text:c="12"/>else</text:p>
      <text:p text:style-name="P1"><text:s text:c="12"/>{</text:p>
      <text:p text:style-name="P1"><text:s text:c="16"/>bool ok = 1;</text:p>
      <text:p text:style-name="P1"><text:s text:c="16"/>for (auto ch : k)</text:p>
      <text:p text:style-name="P1"><text:s text:c="20"/>if (ch &gt;= 'A' &amp;&amp; ch &lt;= 'Z')</text:p>
      <text:p text:style-name="P1"><text:s text:c="24"/>ok = 0;</text:p>
      <text:p text:style-name="P1"><text:s text:c="16"/>valores.push_back(k);</text:p>
      <text:p text:style-name="P1"><text:s text:c="16"/>if (ok)</text:p>
      <text:p text:style-name="P1"><text:s text:c="20"/>Term.insert(k);</text:p>
      <text:p text:style-name="P1"><text:s text:c="12"/>}</text:p>
      <text:p text:style-name="P1"><text:s text:c="8"/>}</text:p>
      <text:p text:style-name="P1"><text:s text:c="8"/>m.insert({ini, valores});</text:p>
      <text:p text:style-name="P1"><text:s text:c="4"/>}</text:p>
      <text:p text:style-name="P1"><text:soft-page-break/><text:s text:c="4"/>getline(cin, s);</text:p>
      <text:p text:style-name="P1"><text:s text:c="4"/>stringstream in(s);</text:p>
      <text:p text:style-name="P1"><text:s text:c="4"/>string_test = {};</text:p>
      <text:p text:style-name="P1"><text:s text:c="4"/>while (in &gt;&gt; k)</text:p>
      <text:p text:style-name="P1"><text:s text:c="8"/>string_test.push_back(k);</text:p>
      <text:p text:style-name="P1"><text:s text:c="4"/>string_test.push_back("$");</text:p>
      <text:p text:style-name="P1"><text:s text:c="4"/>reverse(string_test.begin(), string_test.end());</text:p>
      <text:p text:style-name="P1">}</text:p>
      <text:p text:style-name="P1">void Recursion()</text:p>
      <text:p text:style-name="P1">{</text:p>
      <text:p text:style-name="P1"><text:s text:c="4"/>multimap&lt;string, deque&lt;string&gt;&gt; New;</text:p>
      <text:p text:style-name="P1"><text:s text:c="4"/>set&lt;string&gt; NewNoterm;</text:p>
      <text:p text:style-name="P1"><text:s text:c="4"/>for (auto e : Noterm)</text:p>
      <text:p text:style-name="P1"><text:s text:c="4"/>{</text:p>
      <text:p text:style-name="P1"><text:s text:c="8"/>bool ok = 0;</text:p>
      <text:p text:style-name="P1"><text:s text:c="8"/>for (auto val : m)</text:p>
      <text:p text:style-name="P1"><text:s text:c="12"/>if (val.first == e.first &amp;&amp; e.first == val.second.front())</text:p>
      <text:p text:style-name="P1"><text:s text:c="16"/>ok = 1;</text:p>
      <text:p text:style-name="P1"><text:s text:c="8"/>if (ok)</text:p>
      <text:p text:style-name="P1"><text:s text:c="8"/>{</text:p>
      <text:p text:style-name="P1"><text:s text:c="12"/>string ini = e.first + "'";</text:p>
      <text:p text:style-name="P1"><text:s text:c="12"/>while (Noterm.find(ini) != Noterm.end())</text:p>
      <text:p text:style-name="P1"><text:s text:c="16"/>ini += "'";</text:p>
      <text:p text:style-name="P1"><text:s text:c="12"/>NewNoterm.insert(ini);</text:p>
      <text:p text:style-name="P1"><text:s text:c="12"/>deque&lt;string&gt; d;</text:p>
      <text:p text:style-name="P1"><text:s text:c="12"/>for (auto val : m)</text:p>
      <text:p text:style-name="P1"><text:s text:c="12"/>{</text:p>
      <text:p text:style-name="P1"><text:s text:c="16"/>if (val.first == e.first)</text:p>
      <text:p text:style-name="P1"><text:s text:c="16"/>{</text:p>
      <text:p text:style-name="P1"><text:s text:c="20"/>d = val.second;</text:p>
      <text:p text:style-name="P1"><text:s text:c="20"/>if (e.first != d.front())</text:p>
      <text:p text:style-name="P1"><text:s text:c="20"/>{</text:p>
      <text:p text:style-name="P1"><text:s text:c="24"/>d.push_back(ini);</text:p>
      <text:p text:style-name="P1"><text:s text:c="24"/>New.insert({e.first, d});</text:p>
      <text:p text:style-name="P1"><text:s text:c="20"/>}</text:p>
      <text:p text:style-name="P1"><text:s text:c="20"/>else</text:p>
      <text:p text:style-name="P1"><text:s text:c="20"/>{</text:p>
      <text:p text:style-name="P1"><text:s text:c="24"/>d.pop_front();</text:p>
      <text:p text:style-name="P1"><text:s text:c="24"/>d.push_back(ini);</text:p>
      <text:p text:style-name="P1"><text:s text:c="24"/>New.insert({ini, d});</text:p>
      <text:p text:style-name="P1"><text:s text:c="20"/>}</text:p>
      <text:p text:style-name="P1"><text:s text:c="16"/>}</text:p>
      <text:p text:style-name="P1"><text:s text:c="12"/>}</text:p>
      <text:p text:style-name="P1"><text:s text:c="12"/>d = {"Ɛ"};</text:p>
      <text:p text:style-name="P1"><text:s text:c="12"/>New.insert({ini, d});</text:p>
      <text:p text:style-name="P1"><text:s text:c="8"/>}</text:p>
      <text:p text:style-name="P1"><text:s text:c="8"/>else</text:p>
      <text:p text:style-name="P1"><text:s text:c="8"/>{</text:p>
      <text:p text:style-name="P1"><text:s text:c="12"/>for (auto val : m)</text:p>
      <text:p text:style-name="P1"><text:s text:c="16"/>if (val.first == e.first)</text:p>
      <text:p text:style-name="P1"><text:s text:c="20"/>New.insert(val);</text:p>
      <text:p text:style-name="P1"><text:s text:c="8"/>}</text:p>
      <text:p text:style-name="P1"><text:s text:c="4"/>}</text:p>
      <text:p text:style-name="P1"><text:s text:c="4"/>for (auto e : NewNoterm)</text:p>
      <text:p text:style-name="P1"><text:s text:c="8"/>Noterm[e] = 0;</text:p>
      <text:p text:style-name="P1"><text:s text:c="4"/>m = New;</text:p>
      <text:p text:style-name="P1">}</text:p>
      <text:p text:style-name="P1"><text:soft-page-break/>void Ambiguity()</text:p>
      <text:p text:style-name="P1">{</text:p>
      <text:p text:style-name="P1"><text:s text:c="4"/>multimap&lt;string, deque&lt;string&gt;&gt; New;</text:p>
      <text:p text:style-name="P1"><text:s text:c="4"/>set&lt;string&gt; NewNoterm;</text:p>
      <text:p text:style-name="P1"><text:s text:c="4"/>for (auto e : Noterm)</text:p>
      <text:p text:style-name="P1"><text:s text:c="4"/>{</text:p>
      <text:p text:style-name="P1"><text:s text:c="8"/>map&lt;string, int&gt; cnt;</text:p>
      <text:p text:style-name="P1"><text:s text:c="8"/>for (auto val : m)</text:p>
      <text:p text:style-name="P1"><text:s text:c="12"/>if (val.first == e.first)</text:p>
      <text:p text:style-name="P1"><text:s text:c="12"/>{</text:p>
      <text:p text:style-name="P1"><text:s text:c="16"/>cnt[val.second.front()]++;</text:p>
      <text:p text:style-name="P1"><text:s text:c="12"/>}</text:p>
      <text:p text:style-name="P1"><text:s text:c="8"/>int mx = 0;</text:p>
      <text:p text:style-name="P1"><text:s text:c="8"/>string mxs;</text:p>
      <text:p text:style-name="P1"><text:s text:c="8"/>for (auto ele : cnt)</text:p>
      <text:p text:style-name="P1"><text:s text:c="12"/>if (ele.second &gt; mx)</text:p>
      <text:p text:style-name="P1"><text:s text:c="16"/>mx = ele.second, mxs = ele.first;</text:p>
      <text:p text:style-name="P1"><text:s text:c="8"/>if (mx &lt;= 1)</text:p>
      <text:p text:style-name="P1"><text:s text:c="8"/>{</text:p>
      <text:p text:style-name="P1"><text:s text:c="12"/>for (auto val : m)</text:p>
      <text:p text:style-name="P1"><text:s text:c="16"/>if (val.first == e.first)</text:p>
      <text:p text:style-name="P1"><text:s text:c="20"/>New.insert(val);</text:p>
      <text:p text:style-name="P1"><text:s text:c="12"/>continue;</text:p>
      <text:p text:style-name="P1"><text:s text:c="8"/>}</text:p>
      <text:p text:style-name="P1"><text:s text:c="8"/>string ini = e.first + "'";</text:p>
      <text:p text:style-name="P1"><text:s text:c="8"/>while (Noterm.find(ini) != Noterm.end())</text:p>
      <text:p text:style-name="P1"><text:s text:c="12"/>ini += "'";</text:p>
      <text:p text:style-name="P1"><text:s text:c="8"/>NewNoterm.insert(ini);</text:p>
      <text:p text:style-name="P1"><text:s text:c="8"/>deque&lt;string&gt; d;</text:p>
      <text:p text:style-name="P1"><text:s text:c="8"/>for (auto val : m)</text:p>
      <text:p text:style-name="P1"><text:s text:c="8"/>{</text:p>
      <text:p text:style-name="P1"><text:s text:c="12"/>if (val.first == e.first)</text:p>
      <text:p text:style-name="P1"><text:s text:c="12"/>{</text:p>
      <text:p text:style-name="P1"><text:s text:c="16"/>d = val.second;</text:p>
      <text:p text:style-name="P1"><text:s text:c="16"/>if (mxs == d.front())</text:p>
      <text:p text:style-name="P1"><text:s text:c="16"/>{</text:p>
      <text:p text:style-name="P1"><text:s text:c="20"/>d.pop_front();</text:p>
      <text:p text:style-name="P1"><text:s text:c="20"/>if (!d.size())</text:p>
      <text:p text:style-name="P1"><text:s text:c="24"/>d = {"Ɛ"};</text:p>
      <text:p text:style-name="P1"><text:s text:c="20"/>New.insert({ini, d});</text:p>
      <text:p text:style-name="P1"><text:s text:c="16"/>}</text:p>
      <text:p text:style-name="P1"><text:s text:c="16"/>else</text:p>
      <text:p text:style-name="P1"><text:s text:c="20"/>New.insert({e.first, d});</text:p>
      <text:p text:style-name="P1"><text:s text:c="12"/>}</text:p>
      <text:p text:style-name="P1"><text:s text:c="8"/>}</text:p>
      <text:p text:style-name="P1"><text:s text:c="8"/>d = {mxs, ini};</text:p>
      <text:p text:style-name="P1"><text:s text:c="8"/>New.insert({e.first, d});</text:p>
      <text:p text:style-name="P1"><text:s text:c="4"/>}</text:p>
      <text:p text:style-name="P1"><text:s text:c="4"/>for (auto e : NewNoterm)</text:p>
      <text:p text:style-name="P1"><text:s text:c="8"/>Noterm[e] = 0;</text:p>
      <text:p text:style-name="P1"><text:s text:c="4"/>m = New;</text:p>
      <text:p text:style-name="P1">}</text:p>
      <text:p text:style-name="P1">map&lt;string, int&gt; vis;</text:p>
      <text:p text:style-name="P1">vector&lt;string&gt; DfsFirst(string e)</text:p>
      <text:p text:style-name="P1">{</text:p>
      <text:p text:style-name="P1"><text:s text:c="4"/>vis[e] = 1;</text:p>
      <text:p text:style-name="P1"><text:s text:c="4"/>if (!m.count(e))</text:p>
      <text:p text:style-name="P1"><text:soft-page-break/><text:s text:c="4"/>{</text:p>
      <text:p text:style-name="P1"><text:s text:c="8"/>First[e] = {e};</text:p>
      <text:p text:style-name="P1"><text:s text:c="8"/>return {e};</text:p>
      <text:p text:style-name="P1"><text:s text:c="4"/>}</text:p>
      <text:p text:style-name="P1"><text:s text:c="4"/>vector&lt;string&gt; res;</text:p>
      <text:p text:style-name="P1"><text:s text:c="4"/>for (auto val : m)</text:p>
      <text:p text:style-name="P1"><text:s text:c="4"/>{</text:p>
      <text:p text:style-name="P1"><text:s text:c="8"/>if (val.first == e)</text:p>
      <text:p text:style-name="P1"><text:s text:c="8"/>{</text:p>
      <text:p text:style-name="P1"><text:s text:c="12"/>vector&lt;string&gt; ter;</text:p>
      <text:p text:style-name="P1"><text:s text:c="12"/>ter = DfsFirst(val.second.front());</text:p>
      <text:p text:style-name="P1"><text:s text:c="12"/>for (auto u : ter)</text:p>
      <text:p text:style-name="P1"><text:s text:c="16"/>res.push_back(u);</text:p>
      <text:p text:style-name="P1"><text:s text:c="8"/>}</text:p>
      <text:p text:style-name="P1"><text:s text:c="4"/>}</text:p>
      <text:p text:style-name="P1"><text:s text:c="4"/>First[e] = res;</text:p>
      <text:p text:style-name="P1"><text:s text:c="4"/>return res;</text:p>
      <text:p text:style-name="P1">}</text:p>
      <text:p text:style-name="P1">void CalcFirst()</text:p>
      <text:p text:style-name="P1">{</text:p>
      <text:p text:style-name="P1"><text:s text:c="4"/>for (auto e : Term)</text:p>
      <text:p text:style-name="P1"><text:s text:c="8"/>First[e] = {e};</text:p>
      <text:p text:style-name="P1"><text:s text:c="4"/>for (auto e : Noterm)</text:p>
      <text:p text:style-name="P1"><text:s text:c="4"/>{</text:p>
      <text:p text:style-name="P1"><text:s text:c="8"/>if (!vis[e.first])</text:p>
      <text:p text:style-name="P1"><text:s text:c="12"/>First[e.first] = DfsFirst(e.first);</text:p>
      <text:p text:style-name="P1"><text:s text:c="4"/>}</text:p>
      <text:p text:style-name="P1">}</text:p>
      <text:p text:style-name="P1">map&lt;string, int&gt; visg;</text:p>
      <text:p text:style-name="P1">void DfsFollow(string e)</text:p>
      <text:p text:style-name="P1">{</text:p>
      <text:p text:style-name="P1"><text:s text:c="4"/>map&lt;string, int&gt; used;</text:p>
      <text:p text:style-name="P1"><text:s text:c="4"/>vector&lt;string&gt; st;</text:p>
      <text:p text:style-name="P1"><text:s text:c="4"/>st.push_back(e);</text:p>
      <text:p text:style-name="P1"><text:s text:c="4"/>while (st.size())</text:p>
      <text:p text:style-name="P1"><text:s text:c="4"/>{</text:p>
      <text:p text:style-name="P1"><text:s text:c="8"/>e = st.back();</text:p>
      <text:p text:style-name="P1"><text:s text:c="8"/>if (visg[e])</text:p>
      <text:p text:style-name="P1"><text:s text:c="8"/>{</text:p>
      <text:p text:style-name="P1"><text:s text:c="12"/>st.pop_back();</text:p>
      <text:p text:style-name="P1"><text:s text:c="12"/>if (st.size())</text:p>
      <text:p text:style-name="P1"><text:s text:c="12"/>{</text:p>
      <text:p text:style-name="P1"><text:s text:c="16"/>string v = st.back();</text:p>
      <text:p text:style-name="P1"><text:s text:c="16"/>for (auto ele : Follow[e])</text:p>
      <text:p text:style-name="P1"><text:s text:c="20"/>Follow[v].insert(ele);</text:p>
      <text:p text:style-name="P1"><text:s text:c="12"/>}</text:p>
      <text:p text:style-name="P1"><text:s text:c="12"/>used[e] = 0;</text:p>
      <text:p text:style-name="P1"><text:s text:c="12"/>continue;</text:p>
      <text:p text:style-name="P1"><text:s text:c="8"/>}</text:p>
      <text:p text:style-name="P1"><text:s text:c="8"/>visg[e] = used[e] = 1;</text:p>
      <text:p text:style-name="P1"><text:s text:c="8"/>for (auto val : m)</text:p>
      <text:p text:style-name="P1"><text:s text:c="8"/>{</text:p>
      <text:p text:style-name="P1"><text:s text:c="12"/>deque&lt;string&gt; d = val.second;</text:p>
      <text:p text:style-name="P1"><text:s text:c="12"/>for (int i = 0; i &lt; d.size(); i++)</text:p>
      <text:p text:style-name="P1"><text:s text:c="12"/>{</text:p>
      <text:p text:style-name="P1"><text:s text:c="16"/>if (e == d[i])</text:p>
      <text:p text:style-name="P1"><text:s text:c="16"/>{</text:p>
      <text:p text:style-name="P1"><text:soft-page-break/><text:s text:c="20"/>bool ok = 0;</text:p>
      <text:p text:style-name="P1"><text:s text:c="20"/>if (i + 1 &lt; d.size())</text:p>
      <text:p text:style-name="P1"><text:s text:c="20"/>{</text:p>
      <text:p text:style-name="P1"><text:s text:c="24"/>vector&lt;string&gt; res = First[d[i + 1]];</text:p>
      <text:p text:style-name="P1"><text:s text:c="24"/>for (auto v : res)</text:p>
      <text:p text:style-name="P1"><text:s text:c="24"/>{</text:p>
      <text:p text:style-name="P1"><text:s text:c="28"/>if (v == "Ɛ")</text:p>
      <text:p text:style-name="P1"><text:s text:c="32"/>ok = 1;</text:p>
      <text:p text:style-name="P1"><text:s text:c="28"/>else</text:p>
      <text:p text:style-name="P1"><text:s text:c="32"/>Follow[e].insert(v);</text:p>
      <text:p text:style-name="P1"><text:s text:c="24"/>}</text:p>
      <text:p text:style-name="P1"><text:s text:c="20"/>}</text:p>
      <text:p text:style-name="P1"><text:s text:c="20"/>if (i + 1 &gt;= d.size() || ok)</text:p>
      <text:p text:style-name="P1"><text:s text:c="20"/>{</text:p>
      <text:p text:style-name="P1"><text:s text:c="24"/>if (used[val.first])</text:p>
      <text:p text:style-name="P1"><text:s text:c="24"/>{</text:p>
      <text:p text:style-name="P1"><text:s text:c="28"/>for (int j = 0; j &lt; st.size(); j++)</text:p>
      <text:p text:style-name="P1"><text:s text:c="28"/>{</text:p>
      <text:p text:style-name="P1"><text:s text:c="32"/>if (st[j] == val.first)</text:p>
      <text:p text:style-name="P1"><text:s text:c="32"/>{</text:p>
      <text:p text:style-name="P1"><text:s text:c="36"/>st.insert(st.begin() + j, e);</text:p>
      <text:p text:style-name="P1"><text:s text:c="36"/>break;</text:p>
      <text:p text:style-name="P1"><text:s text:c="32"/>}</text:p>
      <text:p text:style-name="P1"><text:s text:c="28"/>}</text:p>
      <text:p text:style-name="P1"><text:s text:c="24"/>}</text:p>
      <text:p text:style-name="P1"><text:s text:c="24"/>else</text:p>
      <text:p text:style-name="P1"><text:s text:c="28"/>st.push_back(val.first);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>void CalcFollow()</text:p>
      <text:p text:style-name="P1">{</text:p>
      <text:p text:style-name="P1"><text:s text:c="4"/>for (auto e : Noterm)</text:p>
      <text:p text:style-name="P1"><text:s text:c="4"/>{</text:p>
      <text:p text:style-name="P1"><text:s text:c="8"/>if (e.second)</text:p>
      <text:p text:style-name="P1"><text:s text:c="12"/>Follow[e.first].insert("$");</text:p>
      <text:p text:style-name="P1"><text:s text:c="8"/>if (!visg[e.first])</text:p>
      <text:p text:style-name="P1"><text:s text:c="12"/>DfsFollow(e.first);</text:p>
      <text:p text:style-name="P1"><text:s text:c="4"/>}</text:p>
      <text:p text:style-name="P1">}</text:p>
      <text:p text:style-name="P1">deque&lt;string&gt; table[22][22];</text:p>
      <text:p text:style-name="P1">void TableLL()</text:p>
      <text:p text:style-name="P1">{</text:p>
      <text:p text:style-name="P1"><text:s text:c="4"/>for (auto e : First)</text:p>
      <text:p text:style-name="P1"><text:s text:c="4"/>{</text:p>
      <text:p text:style-name="P1"><text:s text:c="8"/>for (auto v : e.second)</text:p>
      <text:p text:style-name="P1"><text:s text:c="8"/>{</text:p>
      <text:p text:style-name="P1"><text:s text:c="12"/>deque&lt;string&gt; d;</text:p>
      <text:p text:style-name="P1"><text:s text:c="12"/>if (v == "Ɛ")</text:p>
      <text:p text:style-name="P1"><text:s text:c="12"/>{</text:p>
      <text:p text:style-name="P1"><text:s text:c="16"/>d = {"Ɛ"};</text:p>
      <text:p text:style-name="P1"><text:s text:c="16"/>for (auto val : Follow[e.first])</text:p>
      <text:p text:style-name="P1"><text:s text:c="16"/>{</text:p>
      <text:p text:style-name="P1"><text:s text:c="20"/>table[PosNoTerm[e.first]][PosTerm[val]] = d;</text:p>
      <text:p text:style-name="P1"><text:soft-page-break/><text:s text:c="16"/>}</text:p>
      <text:p text:style-name="P1"><text:s text:c="12"/>}</text:p>
      <text:p text:style-name="P1"><text:s text:c="12"/>else</text:p>
      <text:p text:style-name="P1"><text:s text:c="12"/>{</text:p>
      <text:p text:style-name="P1"><text:s text:c="16"/>for (auto val : m)</text:p>
      <text:p text:style-name="P1"><text:s text:c="16"/>{</text:p>
      <text:p text:style-name="P1"><text:s text:c="20"/>if (val.first == e.first)</text:p>
      <text:p text:style-name="P1"><text:s text:c="20"/>{</text:p>
      <text:p text:style-name="P1"><text:s text:c="24"/>bool ok = 0;</text:p>
      <text:p text:style-name="P1"><text:s text:c="24"/>for (auto u : First[val.second.front()])</text:p>
      <text:p text:style-name="P1"><text:s text:c="24"/>{</text:p>
      <text:p text:style-name="P1"><text:s text:c="28"/>if (v == u)</text:p>
      <text:p text:style-name="P1"><text:s text:c="32"/>ok = 1;</text:p>
      <text:p text:style-name="P1"><text:s text:c="24"/>}</text:p>
      <text:p text:style-name="P1"><text:s text:c="24"/>if (ok)</text:p>
      <text:p text:style-name="P1"><text:s text:c="24"/>{</text:p>
      <text:p text:style-name="P1"><text:s text:c="28"/>d = val.second;</text:p>
      <text:p text:style-name="P1"><text:s text:c="28"/>table[PosNoTerm[e.first]][PosTerm[v]] = d;</text:p>
      <text:p text:style-name="P1"><text:s text:c="28"/>break;</text:p>
      <text:p text:style-name="P1"><text:s text:c="24"/>}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>void valid()</text:p>
      <text:p text:style-name="P1">{</text:p>
      <text:p text:style-name="P1"><text:s text:c="4"/>string ini;</text:p>
      <text:p text:style-name="P1"><text:s text:c="4"/>for (auto e : Noterm)</text:p>
      <text:p text:style-name="P1"><text:s text:c="8"/>if (e.second)</text:p>
      <text:p text:style-name="P1"><text:s text:c="12"/>ini = e.first;</text:p>
      <text:p text:style-name="P1"><text:s text:c="4"/>vector&lt;string&gt; pila;</text:p>
      <text:p text:style-name="P1"><text:s text:c="4"/>pila.push_back("$");</text:p>
      <text:p text:style-name="P1"><text:s text:c="4"/>pila.push_back(ini);</text:p>
      <text:p text:style-name="P1"><text:s text:c="4"/>bool ok = 1;</text:p>
      <text:p text:style-name="P1"><text:s text:c="4"/>string line;</text:p>
      <text:p text:style-name="P1"><text:s text:c="4"/>line = "stack";</text:p>
      <text:p text:style-name="P1"><text:s text:c="4"/>cout &lt;&lt; line &lt;&lt; string(20 - line.size(), ' ');</text:p>
      <text:p text:style-name="P1"><text:s text:c="4"/>line = "string";</text:p>
      <text:p text:style-name="P1"><text:s text:c="4"/>cout &lt;&lt; string(30 - line.size(), ' ') &lt;&lt; line;</text:p>
      <text:p text:style-name="P1"><text:s text:c="4"/>line = "Action";</text:p>
      <text:p text:style-name="P1"><text:s text:c="4"/>cout &lt;&lt; string(40 - line.size(), ' ') &lt;&lt; line;</text:p>
      <text:p text:style-name="P1"><text:s text:c="4"/>cout &lt;&lt; endl;</text:p>
      <text:p text:style-name="P1"><text:s text:c="4"/>while (pila.size() &amp;&amp; string_test.size())</text:p>
      <text:p text:style-name="P1"><text:s text:c="4"/>{</text:p>
      <text:p text:style-name="P1"><text:s text:c="8"/>line = "";</text:p>
      <text:p text:style-name="P1"><text:s text:c="8"/>for (int i = pila.size() - 1; i &gt;= 0; i--)</text:p>
      <text:p text:style-name="P1"><text:s text:c="12"/>line += pila[i] + " ";</text:p>
      <text:p text:style-name="P1"><text:s text:c="8"/>cout &lt;&lt; line &lt;&lt; string(20 - line.size(), ' ');</text:p>
      <text:p text:style-name="P1"><text:s text:c="8"/>if (!ok)</text:p>
      <text:p text:style-name="P1"><text:s text:c="8"/>{</text:p>
      <text:p text:style-name="P1"><text:s text:c="12"/>break;</text:p>
      <text:p text:style-name="P1"><text:s text:c="8"/>}</text:p>
      <text:p text:style-name="P1"><text:s text:c="8"/>line = "";</text:p>
      <text:p text:style-name="P1"><text:s text:c="8"/>for (int i = string_test.size() - 1; i &gt;= 0; i--)</text:p>
      <text:p text:style-name="P1"><text:s text:c="12"/>line += string_test[i] + " ";</text:p>
      <text:p text:style-name="P1"><text:soft-page-break/><text:s text:c="8"/>cout &lt;&lt; string(30 - line.size(), ' ') &lt;&lt; line;</text:p>
      <text:p text:style-name="P1"/>
      <text:p text:style-name="P1"><text:s text:c="8"/>auto u = pila.back();</text:p>
      <text:p text:style-name="P1"><text:s text:c="8"/>pila.pop_back();</text:p>
      <text:p text:style-name="P1"><text:s text:c="8"/>if (u == string_test.back() || u == "Ɛ")</text:p>
      <text:p text:style-name="P1"><text:s text:c="8"/>{</text:p>
      <text:p text:style-name="P1"><text:s text:c="12"/>line = u;</text:p>
      <text:p text:style-name="P1"><text:s text:c="12"/>if (u == string_test.back())</text:p>
      <text:p text:style-name="P1"><text:s text:c="12"/>{</text:p>
      <text:p text:style-name="P1"><text:s text:c="16"/>string_test.pop_back();</text:p>
      <text:p text:style-name="P1"><text:s text:c="16"/>if (!string_test.size())</text:p>
      <text:p text:style-name="P1"><text:s text:c="20"/>line = "Accepted";</text:p>
      <text:p text:style-name="P1"><text:s text:c="16"/>else</text:p>
      <text:p text:style-name="P1"><text:s text:c="20"/>line = "match";</text:p>
      <text:p text:style-name="P1"><text:s text:c="12"/>}</text:p>
      <text:p text:style-name="P1"><text:s text:c="12"/>cout &lt;&lt; string(40 - line.size(), ' ') &lt;&lt; line;</text:p>
      <text:p text:style-name="P1"><text:s text:c="8"/>}</text:p>
      <text:p text:style-name="P1"><text:s text:c="8"/>else</text:p>
      <text:p text:style-name="P1"><text:s text:c="8"/>{</text:p>
      <text:p text:style-name="P1"><text:s text:c="12"/>deque&lt;string&gt; d;</text:p>
      <text:p text:style-name="P1"><text:s text:c="12"/>d = table[PosNoTerm[u]][PosTerm[string_test.back()]];</text:p>
      <text:p text:style-name="P1"><text:s text:c="12"/>line = "";</text:p>
      <text:p text:style-name="P1"><text:s text:c="12"/>for (auto e : d)</text:p>
      <text:p text:style-name="P1"><text:s text:c="16"/>line += e;</text:p>
      <text:p text:style-name="P1"><text:s text:c="12"/>reverse(d.begin(), d.end());</text:p>
      <text:p text:style-name="P1"><text:s text:c="12"/>for (auto e : d)</text:p>
      <text:p text:style-name="P1"><text:s text:c="12"/>{</text:p>
      <text:p text:style-name="P1"><text:s text:c="16"/>if (e == "error")</text:p>
      <text:p text:style-name="P1"><text:s text:c="20"/>ok = 0;</text:p>
      <text:p text:style-name="P1"><text:s text:c="16"/>pila.push_back(e);</text:p>
      <text:p text:style-name="P1"><text:s text:c="12"/>}</text:p>
      <text:p text:style-name="P1"><text:s text:c="12"/>cout &lt;&lt; string(40 - line.size(), ' ') &lt;&lt; line;</text:p>
      <text:p text:style-name="P1"><text:s text:c="8"/>}</text:p>
      <text:p text:style-name="P1"><text:s text:c="8"/>cout &lt;&lt; endl;</text:p>
      <text:p text:style-name="P1"><text:s text:c="8"/>if (!ok || !string_test.size())</text:p>
      <text:p text:style-name="P1"><text:s text:c="12"/>break;</text:p>
      <text:p text:style-name="P1"><text:s text:c="4"/>}</text:p>
      <text:p text:style-name="P1">}</text:p>
      <text:p text:style-name="P1">void validShowGrammar()</text:p>
      <text:p text:style-name="P1">{</text:p>
      <text:p text:style-name="P1"><text:s text:c="4"/>Ambiguity();</text:p>
      <text:p text:style-name="P1"><text:s text:c="4"/>Recursion();</text:p>
      <text:p text:style-name="P1"><text:s text:c="4"/>cout &lt;&lt; "Rules after resolving ambiguity and Left Recursion: \n";</text:p>
      <text:p text:style-name="P1"><text:s text:c="4"/>for (auto e : m)</text:p>
      <text:p text:style-name="P1"><text:s text:c="4"/>{</text:p>
      <text:p text:style-name="P1"><text:s text:c="8"/>cout &lt;&lt; e.first &lt;&lt; " -&gt; ";</text:p>
      <text:p text:style-name="P1"><text:s text:c="8"/>for (auto val : e.second)</text:p>
      <text:p text:style-name="P1"><text:s text:c="12"/>cout &lt;&lt; val &lt;&lt; " ";</text:p>
      <text:p text:style-name="P1"><text:s text:c="8"/>cout &lt;&lt; endl;</text:p>
      <text:p text:style-name="P1"><text:s text:c="4"/>}</text:p>
      <text:p text:style-name="P1"><text:s text:c="4"/>cout &lt;&lt; endl;</text:p>
      <text:p text:style-name="P1">}</text:p>
      <text:p text:style-name="P1">void ShowFirst()</text:p>
      <text:p text:style-name="P1">{</text:p>
      <text:p text:style-name="P1"><text:s text:c="4"/>cout &lt;&lt; "First: \n";</text:p>
      <text:p text:style-name="P1"><text:s text:c="4"/>for (auto e : First)</text:p>
      <text:p text:style-name="P1"><text:s text:c="4"/>{</text:p>
      <text:p text:style-name="P1"><text:soft-page-break/><text:s text:c="8"/>cout &lt;&lt; e.first &lt;&lt; " -&gt; ";</text:p>
      <text:p text:style-name="P1"><text:s text:c="8"/>for (auto v : First[e.first])</text:p>
      <text:p text:style-name="P1"><text:s text:c="12"/>cout &lt;&lt; v &lt;&lt; " ";</text:p>
      <text:p text:style-name="P1"><text:s text:c="8"/>cout &lt;&lt; endl;</text:p>
      <text:p text:style-name="P1"><text:s text:c="4"/>}</text:p>
      <text:p text:style-name="P1"><text:s text:c="4"/>cout &lt;&lt; endl;</text:p>
      <text:p text:style-name="P1">}</text:p>
      <text:p text:style-name="P1">void ShowFollow()</text:p>
      <text:p text:style-name="P1">{</text:p>
      <text:p text:style-name="P1"><text:s text:c="4"/>cout &lt;&lt; "Follow: \n";</text:p>
      <text:p text:style-name="P1"><text:s text:c="4"/>for (auto e : Follow)</text:p>
      <text:p text:style-name="P1"><text:s text:c="4"/>{</text:p>
      <text:p text:style-name="P1"><text:s text:c="8"/>cout &lt;&lt; e.first &lt;&lt; " -&gt; ";</text:p>
      <text:p text:style-name="P1"><text:s text:c="8"/>for (auto v : Follow[e.first])</text:p>
      <text:p text:style-name="P1"><text:s text:c="12"/>cout &lt;&lt; v &lt;&lt; " ";</text:p>
      <text:p text:style-name="P1"><text:s text:c="8"/>cout &lt;&lt; endl;</text:p>
      <text:p text:style-name="P1"><text:s text:c="4"/>}</text:p>
      <text:p text:style-name="P1"><text:s text:c="4"/>cout &lt;&lt; endl;</text:p>
      <text:p text:style-name="P1">}</text:p>
      <text:p text:style-name="P1">void ShowTable()</text:p>
      <text:p text:style-name="P1">{</text:p>
      <text:p text:style-name="P1"><text:s text:c="4"/>cout &lt;&lt; "LL Analyzer Table:\n";</text:p>
      <text:p text:style-name="P1"><text:s text:c="4"/>int w = 9;</text:p>
      <text:p text:style-name="P1"><text:s text:c="4"/>cout &lt;&lt; string(2, ' ');</text:p>
      <text:p text:style-name="P1"><text:s text:c="4"/>for (auto v : Term)</text:p>
      <text:p text:style-name="P1"><text:s text:c="4"/>{</text:p>
      <text:p text:style-name="P1"><text:s text:c="8"/>int l = (w - v.size()) / 2;</text:p>
      <text:p text:style-name="P1"><text:s text:c="8"/>int r = w - l - v.size();</text:p>
      <text:p text:style-name="P1"><text:s text:c="8"/>cout &lt;&lt; "|" &lt;&lt; string(l, ' ') &lt;&lt; v &lt;&lt; string(r, ' ');</text:p>
      <text:p text:style-name="P1"><text:s text:c="4"/>}</text:p>
      <text:p text:style-name="P1"><text:s text:c="4"/>cout &lt;&lt; endl;</text:p>
      <text:p text:style-name="P1"><text:s text:c="4"/>for (auto v : Term)</text:p>
      <text:p text:style-name="P1"><text:s text:c="8"/>cout &lt;&lt; string(w + 1, '-');</text:p>
      <text:p text:style-name="P1"><text:s text:c="4"/>cout &lt;&lt; endl;</text:p>
      <text:p text:style-name="P1"><text:s text:c="4"/>for (auto u : First)</text:p>
      <text:p text:style-name="P1"><text:s text:c="4"/>{</text:p>
      <text:p text:style-name="P1"><text:s text:c="8"/>if (!m.count(u.first))</text:p>
      <text:p text:style-name="P1"><text:s text:c="12"/>continue;</text:p>
      <text:p text:style-name="P1"><text:s text:c="8"/>cout &lt;&lt; setw(2) &lt;&lt; left &lt;&lt; u.first;</text:p>
      <text:p text:style-name="P1"><text:s text:c="8"/>for (auto v : Term)</text:p>
      <text:p text:style-name="P1"><text:s text:c="8"/>{</text:p>
      <text:p text:style-name="P1"><text:s text:c="12"/>string line;</text:p>
      <text:p text:style-name="P1"><text:s text:c="12"/>for (auto e : table[PosNoTerm[u.first]][PosTerm[v]])</text:p>
      <text:p text:style-name="P1"><text:s text:c="16"/>line += e + " ";</text:p>
      <text:p text:style-name="P1"><text:s text:c="12"/>int l = (w - (int)line.size()) / 2;</text:p>
      <text:p text:style-name="P1"><text:s text:c="12"/>int r = w - l - line.size();</text:p>
      <text:p text:style-name="P1"><text:s text:c="12"/>if (line == "Ɛ ")</text:p>
      <text:p text:style-name="P1"><text:s text:c="16"/>r++;</text:p>
      <text:p text:style-name="P1"><text:s text:c="12"/>cout &lt;&lt; "|" &lt;&lt; string(l, ' ') &lt;&lt; line &lt;&lt; string(r, ' ');</text:p>
      <text:p text:style-name="P1"><text:s text:c="8"/>}</text:p>
      <text:p text:style-name="P1"><text:s text:c="8"/>cout &lt;&lt; endl;</text:p>
      <text:p text:style-name="P1"><text:s text:c="4"/>}</text:p>
      <text:p text:style-name="P1"><text:s text:c="4"/>for (auto v : Term)</text:p>
      <text:p text:style-name="P1"><text:s text:c="8"/>cout &lt;&lt; string(w + 1, '-');</text:p>
      <text:p text:style-name="P1"><text:s text:c="4"/>cout &lt;&lt; "\n\n";</text:p>
      <text:p text:style-name="P1">}</text:p>
      <text:p text:style-name="P1">int main()</text:p>
      <text:p text:style-name="P1"><text:soft-page-break/>{</text:p>
      <text:p text:style-name="P1"><text:s text:c="4"/>freopen("input.txt", "r", stdin);</text:p>
      <text:p text:style-name="P1"><text:s text:c="4"/>freopen("output.txt", "w", stdout);</text:p>
      <text:p text:style-name="P1"><text:s text:c="4"/>ReadGrammar();</text:p>
      <text:p text:style-name="P1"><text:s text:c="4"/>validShowGrammar();</text:p>
      <text:p text:style-name="P1"><text:s text:c="4"/>CalcFirst();</text:p>
      <text:p text:style-name="P1"><text:s text:c="4"/>CalcFollow();</text:p>
      <text:p text:style-name="P1"><text:s text:c="4"/>Term.insert("$");</text:p>
      <text:p text:style-name="P1"><text:s text:c="4"/>int cntTerm = 0;</text:p>
      <text:p text:style-name="P1"><text:s text:c="4"/>for (auto e : Term)</text:p>
      <text:p text:style-name="P1"><text:s text:c="8"/>PosTerm[e] = cntTerm++;</text:p>
      <text:p text:style-name="P1"><text:s text:c="4"/>int cntNoTerm = 0;</text:p>
      <text:p text:style-name="P1"><text:s text:c="4"/>for (auto e : Noterm)</text:p>
      <text:p text:style-name="P1"><text:s text:c="8"/>PosNoTerm[e.first] = cntNoTerm++;</text:p>
      <text:p text:style-name="P1"><text:s text:c="4"/>/* <text:s/>Show First*/</text:p>
      <text:p text:style-name="P1"><text:s text:c="4"/>ShowFirst();</text:p>
      <text:p text:style-name="P1"><text:s text:c="4"/>/* <text:s/>Show Follow*/</text:p>
      <text:p text:style-name="P1"><text:s text:c="4"/>ShowFollow();</text:p>
      <text:p text:style-name="P1"><text:s text:c="4"/>for (int i = 0; i &lt; cntNoTerm; i++)</text:p>
      <text:p text:style-name="P1"><text:s text:c="8"/>for (int j = 0; j &lt; cntTerm; j++)</text:p>
      <text:p text:style-name="P1"><text:s text:c="8"/>{</text:p>
      <text:p text:style-name="P1"><text:s text:c="12"/>table[i][j] = {"error"};</text:p>
      <text:p text:style-name="P1"><text:s text:c="8"/>}</text:p>
      <text:p text:style-name="P1"><text:s text:c="4"/>TableLL();</text:p>
      <text:p text:style-name="P1"><text:s text:c="4"/>// Show Table///</text:p>
      <text:p text:style-name="P1"><text:s text:c="4"/>ShowTable();</text:p>
      <text:p text:style-name="P1"><text:s text:c="4"/>valid()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16cm" fo:margin-right="0.67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22:50:50.124448415</meta:creation-date>
    <dc:date>2023-03-28T22:55:39.527097583</dc:date>
    <meta:editing-duration>PT4M49S</meta:editing-duration>
    <meta:editing-cycles>1</meta:editing-cycles>
    <meta:document-statistic meta:table-count="0" meta:image-count="0" meta:object-count="0" meta:page-count="9" meta:paragraph-count="479" meta:word-count="1329" meta:character-count="11612" meta:non-whitespace-character-count="6178"/>
    <meta:generator>LibreOffice/6.4.7.2$Linux_X86_64 LibreOffice_project/40$Build-2</meta:generator>
  </office:meta>
</office:document-meta>
</file>